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36bf" officeooo:paragraph-rsid="001f36bf"/>
    </style:style>
    <style:style style:name="P2" style:family="paragraph" style:parent-style-name="Text_20_body">
      <style:text-properties style:text-underline-style="none"/>
    </style:style>
    <style:style style:name="P3" style:family="paragraph" style:parent-style-name="Heading_20_1">
      <style:paragraph-properties fo:break-before="page"/>
    </style:style>
    <style:style style:name="P4" style:family="paragraph" style:parent-style-name="Heading_20_2">
      <style:text-properties officeooo:paragraph-rsid="002b6324"/>
    </style:style>
    <style:style style:name="P5" style:family="paragraph" style:parent-style-name="Text_20_body">
      <style:text-properties officeooo:paragraph-rsid="002b6324"/>
    </style:style>
    <style:style style:name="P6" style:family="paragraph" style:parent-style-name="Text_20_body">
      <style:text-properties officeooo:rsid="002d0302" officeooo:paragraph-rsid="002d0302"/>
    </style:style>
    <style:style style:name="T1" style:family="text">
      <style:text-properties officeooo:rsid="0020c5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 have an idea for an app that i had when i was working on customer support as an over the phone technician at an internet service provider, i want to build a desktop app for tracking daily tasks done and it should have these modes, as a spreadsheet, as a powerpoint and regular mode for light word processing mode for notes keeping and also a side panel for todo or a hybrid mode, although i think a hybrid mode is better. So i needed design tips for this, and design guidelines. and also i'll be using the material 3 design system</text:h>
      <text:p text:style-name="Standard"/>
      <text:p text:style-name="Standard">Here are some tips for designing an app like the one you described:</text:p>
      <text:p text:style-name="Standard"/>
      <text:p text:style-name="Standard">Design Guidelines:</text:p>
      <text:p text:style-name="Standard"/>
      <text:p text:style-name="Standard">• Go for a clean and simple design with lots of whitespace. Less is more. </text:p>
      <text:p text:style-name="Standard"/>
      <text:p text:style-name="Standard">• Use a consistent UI style and follow Material Design 3 guidelines for things like grids, cards, text styles, input fields, etc. This will create a cohesive design and good user experience.</text:p>
      <text:p text:style-name="Standard"/>
      <text:p text:style-name="Standard">• Have 3 distinct modes: Spreadsheet, PowerPoint and Note Taking. Change the UI to suit each mode but keep some elements consistent across all modes.</text:p>
      <text:p text:style-name="Standard"/>
      <text:p text:style-name="Standard">• In each mode, only show the relevant UI elements and hide unused ones. This will minimize clutter.</text:p>
      <text:p text:style-name="Standard"/>
      <text:p text:style-name="Standard">• Use a side panel or left nav for the Todo list. This should be accessible from all modes.</text:p>
      <text:p text:style-name="Standard"/>
      <text:p text:style-name="Standard">• For colors, stick to the Material color palette. Use mostly neutral colors with subtle accents. </text:p>
      <text:p text:style-name="Standard"/>
      <text:p text:style-name="Standard">• For icons, use Material Design icons where possible. They are well designed and recognizable.</text:p>
      <text:p text:style-name="Standard"/>
      <text:p text:style-name="Standard">• Consider dark mode to reduce strain on users' eyes.</text:p>
      <text:p text:style-name="Standard"/>
      <text:p text:style-name="Standard">Hybrid Mode:</text:p>
      <text:p text:style-name="Standard"/>
      <text:p text:style-name="Standard">• Combine elements of all 3 modes in the hybrid mode - have a spreadsheet area, presentation area and note section, all accessible on the same screen.</text:p>
      <text:p text:style-name="Standard"/>
      <text:p text:style-name="Standard">• Add extra features like clock, calendar, reminders in the hybrid mode to make it a hub for daily tasks.</text:p>
      <text:p text:style-name="Standard"/>
      <text:p text:style-name="Standard">• Use tabs to switch between different parts of the hybrid mode UI. </text:p>
      <text:p text:style-name="Standard"/>
      <text:p text:style-name="Standard"><text:soft-page-break/>I hope these design tips help get you started! Let me know if you have any other questions. Good luck building your desktop app, it sounds like a very useful idea.</text:p>
      <text:p text:style-name="Standard"/>
      <text:p text:style-name="P1"/>
      <text:h text:style-name="Heading_20_2" text:outline-level="2">Tell me more</text:h>
      <text:p text:style-name="Text_20_body"/>
      <text:p text:style-name="Text_20_body">Here are some additional details I can provide about designing your app:</text:p>
      <text:p text:style-name="Text_20_body"/>
      <text:p text:style-name="Text_20_body">• Stick to a consistent grid within and across modes. This helps make different UI elements align nicely and look intentional.</text:p>
      <text:p text:style-name="Text_20_body"/>
      <text:p text:style-name="Text_20_body">• Use cards or panels for grouping related information. For example, in the spreadsheet mode, have panels for functions, charts, filters, etc. </text:p>
      <text:p text:style-name="Text_20_body"/>
      <text:p text:style-name="Text_20_body">• In the PowerPoint mode, have a slide navigator on the left side and slide editing tools on the right. </text:p>
      <text:p text:style-name="Text_20_body"/>
      <text:p text:style-name="Text_20_body">• For the note taking mode, provide options to change fonts, add images, bullet points, checkboxes, and highlight text. </text:p>
      <text:p text:style-name="Text_20_body"/>
      <text:p text:style-name="Text_20_body">• Focus on usability. Arrange UI elements based on how frequently they will be used. Prioritize actions over settings. <text:s/></text:p>
      <text:p text:style-name="Text_20_body"/>
      <text:p text:style-name="Text_20_body">• Use spacing, shadows and elevation to visually separate different parts of the UI. This makes the app feel layered and structured. </text:p>
      <text:p text:style-name="Text_20_body"/>
      <text:p text:style-name="Text_20_body">• Consider keyboard shortcuts to speed up workflow. Common shortcuts like copy/paste, undo/redo will benefit power users.</text:p>
      <text:p text:style-name="Text_20_body"/>
      <text:p text:style-name="Text_20_body">• Optimize for performance. The app should feel snappy as the user switches between modes.</text:p>
      <text:p text:style-name="Text_20_body"/>
      <text:p text:style-name="Text_20_body">• Conduct user testing to refine the design based on what actual users find difficult or confusing. Iterate on the design based on feedback.</text:p>
      <text:p text:style-name="Text_20_body"/>
      <text:p text:style-name="Text_20_body"><text:soft-page-break/>• Progressively enhance the app with more features over time based on user needs and feedback. Start simple and build up.</text:p>
      <text:p text:style-name="Text_20_body"/>
      <text:p text:style-name="Text_20_body">Hope these additional details help expand your thinking around designing the app. Let me know if you have any other questions!</text:p>
      <text:p text:style-name="Text_20_body"/>
      <text:h text:style-name="Heading_20_1" text:outline-level="1">alrigh<text:span text:style-name="T1">t</text:span>, since they strain eyes then can you give me one with some purple or a color scheme based on jotaro kujo the fictional anime character</text:h>
      <text:p text:style-name="Text_20_body"/>
      <text:p text:style-name="Text_20_body">Here's a suggested color scheme based on Jotaro Kujo's outfit:</text:p>
      <text:p text:style-name="Text_20_body"/>
      <text:p text:style-name="Text_20_body">• #2D2D2D - A dark gray like Jotaro's jacket and hat. Could work for backgrounds, text, and muted elements.</text:p>
      <text:p text:style-name="Text_20_body"/>
      <text:p text:style-name="Text_20_body">• #4B0082 - A medium purple, similar to Jotaro's shirt. Could be used for accents, highlights, and interactive elements.</text:p>
      <text:p text:style-name="Text_20_body"/>
      <text:p text:style-name="Text_20_body">• #DDA0DD - A lighter purple, good for alternative buttons and selections.</text:p>
      <text:p text:style-name="Text_20_body"/>
      <text:p text:style-name="Text_20_body">• #F8F8FF - Almost white, like Jotaro's pants. Works well as a neutral color for backgrounds of cards/panels. </text:p>
      <text:p text:style-name="Text_20_body"/>
      <text:p text:style-name="Text_20_body">• #222245 - A dark navy blue. Could be used sparingly for things like sliders, progress bars to complement the purples. <text:s/></text:p>
      <text:p text:style-name="Text_20_body"/>
      <text:p text:style-name="Text_20_body">Additional Tips:</text:p>
      <text:p text:style-name="Text_20_body"/>
      <text:p text:style-name="Text_20_body">• Go with dark mode to match Jotaro's overall look. Black backgrounds with gray and purple elements.</text:p>
      <text:p text:style-name="Text_20_body"/>
      <text:p text:style-name="Text_20_body">• Use subtle gold accents very sparingly to mimic the chain on Jotaro's hat. Something like #D4AF37.</text:p>
      <text:p text:style-name="Text_20_body"><text:soft-page-break/></text:p>
      <text:p text:style-name="Text_20_body">• Consider a "Stand" mode where the UI changes to match Star Platinum. You could swap the purples for blues and go with a more aggressive color scheme.</text:p>
      <text:p text:style-name="Text_20_body"/>
      <text:p text:style-name="Text_20_body">• For icons, either go with square/rectangular shapes to match Jotaro's outfit, or star shapes to represent Stands.</text:p>
      <text:p text:style-name="Text_20_body"/>
      <text:p text:style-name="Text_20_body">• Incorporate a "ORA ORA ORA!" sound effect when the user completes tasks. ;)</text:p>
      <text:p text:style-name="Text_20_body"/>
      <text:p text:style-name="Text_20_body">The key is to use the outfit as inspiration rather than trying to directly mimic the colors. Dark backgrounds, purples and grays, along with some subtle gold accents should capture the essence of Jotaro's look while still providing a functional and aesthetically pleasing UI. Hope this helps! Let me know if you have any other questions.</text:p>
      <text:p text:style-name="Text_20_body"/>
      <text:h text:style-name="Heading_20_1" text:outline-level="1">What do you suggest for the layout of the UI? Should I go for a minimalist design?</text:h>
      <text:p text:style-name="Text_20_body"/>
      <text:p text:style-name="Text_20_body">Here are my recommendations for the UI layout and design of your app:</text:p>
      <text:p text:style-name="Text_20_body"/>
      <text:p text:style-name="Text_20_body">Go for a minimalist design with plenty of whitespace. This will:</text:p>
      <text:p text:style-name="Text_20_body"/>
      <text:p text:style-name="Text_20_body">• Make the app feel uncluttered and focus the user's attention on the most important elements. <text:s/></text:p>
      <text:p text:style-name="Text_20_body">• Give the different modes and panels enough spacing so they are visually distinct.</text:p>
      <text:p text:style-name="Text_20_body">• Align well with the simple and functional goal of the app for tracking daily tasks.</text:p>
      <text:p text:style-name="Text_20_body"/>
      <text:p text:style-name="Text_20_body">Some specific suggestions:</text:p>
      <text:p text:style-name="Text_20_body"/>
      <text:p text:style-name="Text_20_body">Spreadsheet Mode:</text:p>
      <text:p text:style-name="Text_20_body"/>
      <text:p text:style-name="Text_20_body">• A grid layout with headers along the left side and column names at the top. </text:p>
      <text:p text:style-name="Text_20_body">• Options at the top right for functions, inserting rows/columns, etc.</text:p>
      <text:p text:style-name="Text_20_body"><text:soft-page-break/>• Grey background with white gridlines to minimize visual distraction.</text:p>
      <text:p text:style-name="Text_20_body"/>
      <text:p text:style-name="Text_20_body">Powerpoint Mode:</text:p>
      <text:p text:style-name="Text_20_body"/>
      <text:p text:style-name="Text_20_body">• Slides displayed in a vertical list on the left side with thumbnails.</text:p>
      <text:p text:style-name="Text_20_body">• The current slide is displayed at a larger size on the right, with toolbar along the top for editing tools.</text:p>
      <text:p text:style-name="Text_20_body">• A blue or purple background to differentiate this mode from the spreadsheet, with white/grey text. </text:p>
      <text:p text:style-name="Text_20_body"/>
      <text:p text:style-name="Text_20_body">Note Taking Mode: <text:s/></text:p>
      <text:p text:style-name="Text_20_body"/>
      <text:p text:style-name="Text_20_body">• A blank white space for writing notes, with a toolbar along the top or bottom for text formatting options. <text:s text:c="2"/></text:p>
      <text:p text:style-name="Text_20_body">• A toggle at the top to switch between portrait and landscape mode to suit your needs.</text:p>
      <text:p text:style-name="Text_20_body">• Grey guidelines to aid with note alignment/structure if desired.</text:p>
      <text:p text:style-name="Text_20_body"/>
      <text:p text:style-name="Text_20_body">Overall:</text:p>
      <text:p text:style-name="Text_20_body"/>
      <text:p text:style-name="Text_20_body">• Consider using a sidebar or bottom dock for the todo list, calendar and reminders - elements that are persistent across modes.</text:p>
      <text:p text:style-name="Text_20_body"/>
      <text:p text:style-name="Text_20_body">• Use subtle shadows to provide visual depth and separation between UI elements.</text:p>
      <text:p text:style-name="Text_20_body"/>
      <text:p text:style-name="Text_20_body">• Stick to a consistent font, sizing and spacing across modes for a unified feel. <text:s text:c="5"/></text:p>
      <text:p text:style-name="Text_20_body"/>
      <text:p text:style-name="Text_20_body">Let me know if you have any other questions! I'm happy to elaborate more on the UI design suggestions.</text:p>
      <text:h text:style-name="P3" text:outline-level="1">Can you provide examples of apps with a minimalist design?</text:h>
      <text:p text:style-name="Text_20_body"/>
      <text:p text:style-name="Text_20_body">Here are some examples of apps with a minimalist UI design:</text:p>
      <text:p text:style-name="Text_20_body"/>
      <text:p text:style-name="Text_20_body">• Google Workspace apps (Gmail, Docs, Sheets, Slides) - Very clean and simple layout with lots of whitespace. Focused on functionality over visual flourishes. </text:p>
      <text:p text:style-name="Text_20_body"/>
      <text:p text:style-name="Text_20_body">• Apple Notes - Plain white background with minimal toolbar. Simplistic design lets the user's content take center stage. </text:p>
      <text:p text:style-name="Text_20_body"/>
      <text:p text:style-name="Text_20_body">• Evernote - Mostly blank canvas for notes. Toolbar hides away until needed. </text:p>
      <text:p text:style-name="Text_20_body"/>
      <text:p text:style-name="Text_20_body">• Microsoft Office - While not entirely minimalist, Office apps have trimmed down their UI over the years. Focuses on key tools and features needed for the task at hand.</text:p>
      <text:p text:style-name="Text_20_body"/>
      <text:p text:style-name="Text_20_body">• Todoist - Simple list-based layout. Mostly uses white backgrounds, grey lines and basic text styles.</text:p>
      <text:p text:style-name="Text_20_body"/>
      <text:p text:style-name="Text_20_body">• GoodNotes - Note taking app with an uncluttered UI that gets out of the user's way. </text:p>
      <text:p text:style-name="Text_20_body"/>
      <text:p text:style-name="Text_20_body">• Canva - Clean layout with a layout grid that helps organize elements. White backgrounds and sensible use of color. </text:p>
      <text:p text:style-name="Text_20_body"/>
      <text:p text:style-name="Text_20_body">• InVision Studio - Provides tools to create mockups and prototypes. UI focuses on the canvas and key tools while hiding options and settings.</text:p>
      <text:p text:style-name="Text_20_body"/>
      <text:p text:style-name="Text_20_body">The common themes in these app examples are:</text:p>
      <text:p text:style-name="Text_20_body"/>
      <text:p text:style-name="Text_20_body">• Areas for content/work clearly delineated from toolbars and panels <text:s/></text:p>
      <text:p text:style-name="Text_20_body">• Use of white/neutral backgrounds and sensible spacing <text:s/></text:p>
      <text:p text:style-name="Text_20_body">• Avoidance of unnecessary visual clutter - only showing relevant tools <text:s/></text:p>
      <text:p text:style-name="Text_20_body"><text:soft-page-break/>• Understated use of color - primarily greys and blues <text:s text:c="2"/></text:p>
      <text:p text:style-name="Text_20_body">• Hiding advanced options and settings behind menus</text:p>
      <text:p text:style-name="Text_20_body"/>
      <text:p text:style-name="Text_20_body">Hope these examples help! Let me know if you have any other questions.</text:p>
      <text:p text:style-name="Text_20_body"/>
      <text:h text:style-name="Heading_20_1" text:outline-level="1">alright, thank you very much. you gave me a good laugh on the jojo mode and stand mode, alright, i need a 3 color schemes, a main one with green in it as a refreshing colour and then for the jojo and stand i'll use the ones you gave me</text:h>
      <text:p text:style-name="Text_20_body"/>
      <text:p text:style-name="Text_20_body">Here are 3 color schemes for your app:</text:p>
      <text:p text:style-name="Text_20_body"/>
      <text:p text:style-name="Text_20_body">Main Theme - Green Refreshing Palette:</text:p>
      <text:p text:style-name="Text_20_body"/>
      <text:p text:style-name="Text_20_body">• #00B386 - A light green. Can be used for highlights, interactive elements to convey freshness. </text:p>
      <text:p text:style-name="Text_20_body"/>
      <text:p text:style-name="Text_20_body">• #64FFDA - A brighter teal green. Works well as an accent color for buttons, text selections. </text:p>
      <text:p text:style-name="Text_20_body"/>
      <text:p text:style-name="Text_20_body">• #E5FCC2 - A light khaki. Serves as a good neutral background color to balance out the greens.</text:p>
      <text:p text:style-name="Text_20_body"/>
      <text:p text:style-name="Text_20_body">• #000000 - Black text on a light background is always easy to read.</text:p>
      <text:p text:style-name="Text_20_body"/>
      <text:p text:style-name="Text_20_body">• #D6F7EA - An off-white with some green. Can be used for backgrounds of cards, panels.</text:p>
      <text:p text:style-name="Text_20_body"/>
      <text:p text:style-name="Text_20_body">Jojo Theme - Dark with Purples:</text:p>
      <text:p text:style-name="Text_20_body"/>
      <text:p text:style-name="Text_20_body">• #2D2D2D - Dark grey for backgrounds and text.</text:p>
      <text:p text:style-name="Text_20_body"/>
      <text:p text:style-name="Text_20_body"><text:soft-page-break/>• #4B0082 - Medium purple for accents and highlights. <text:s/></text:p>
      <text:p text:style-name="Text_20_body"/>
      <text:p text:style-name="Text_20_body">• #DDA0DD - Lighter purple for alternative buttons. <text:s text:c="2"/></text:p>
      <text:p text:style-name="Text_20_body"/>
      <text:p text:style-name="Text_20_body">• #F8F8FF - Almost white neutral color.</text:p>
      <text:p text:style-name="Text_20_body"/>
      <text:p text:style-name="Text_20_body">• #D4AF37 - Very subtle gold accents. <text:s text:c="3"/></text:p>
      <text:p text:style-name="Text_20_body"/>
      <text:p text:style-name="Text_20_body">Stand Theme - Blues with Aggression: <text:s text:c="2"/></text:p>
      <text:p text:style-name="Text_20_body"/>
      <text:p text:style-name="Text_20_body">• #000C40 - A dark navy blue for backgrounds. <text:s/></text:p>
      <text:p text:style-name="Text_20_body"/>
      <text:p text:style-name="Text_20_body">• #4D95FF - A bright royal blue for interactive elements. Conveys power.</text:p>
      <text:p text:style-name="Text_20_body"/>
      <text:p text:style-name="Text_20_body">• #7EC0EE - A slightly desaturated blue for alternative buttons. <text:s/></text:p>
      <text:p text:style-name="Text_20_body"/>
      <text:p text:style-name="Text_20_body">• #FFFFFF - White as neutral color. </text:p>
      <text:p text:style-name="Text_20_body"/>
      <text:p text:style-name="Text_20_body">• #FFD700 - Gold/yellow accents to mimic the color of Star Platinum. <text:s text:c="2"/></text:p>
      <text:p text:style-name="Text_20_body"/>
      <text:p text:style-name="Text_20_body">Let me know if you'd like me to refine or adjust any of these color palettes further. I tried to incorporate your suggestions like:</text:p>
      <text:p text:style-name="Text_20_body"/>
      <text:p text:style-name="Text_20_body">- Green as the main theme with refreshment and vitality <text:s/></text:p>
      <text:p text:style-name="Text_20_body">- Purples and grays for the Jotaro/Jojo theme</text:p>
      <text:p text:style-name="Text_20_body">- Blues and golds for the 'Stand' theme with an aggressive look</text:p>
      <text:p text:style-name="Text_20_body"/>
      <text:p text:style-name="Text_20_body">Hope these color schemes help provide visual distinction for the different modes of your app!</text:p>
      <text:p text:style-name="Text_20_body"/>
      <text:h text:style-name="P3" text:outline-level="1">and is my choice of green okay or you want to improve it, and can i have it wcag2.0 compliant too</text:h>
      <text:p text:style-name="Text_20_body"/>
      <text:p text:style-name="P2">Here is an improved and WCAG 2.0 compliant green color scheme:</text:p>
      <text:p text:style-name="P2"/>
      <text:p text:style-name="P2">#00A362 - A medium green hue. Works well as a primary color. <text:s/></text:p>
      <text:p text:style-name="P2">#B2EBF2 - A light cyan blue. Provides high color contrast as an accent color. <text:s text:c="3"/></text:p>
      <text:p text:style-name="P2">#DFDFDF - A light grey for backgrounds and disabled text/buttons. <text:s text:c="3"/></text:p>
      <text:p text:style-name="P2">#FFFFFF - White as a neutral color. <text:s text:c="5"/></text:p>
      <text:p text:style-name="P2">#4C4C4C - A dark grey for small amounts of text.</text:p>
      <text:p text:style-name="P2"/>
      <text:p text:style-name="P2">Changes I made:</text:p>
      <text:p text:style-name="P2"/>
      <text:p text:style-name="P2">• Picked a green (#00A362) with higher color contrast (AA minimum is 4.5:1)</text:p>
      <text:p text:style-name="P2">• Chose a blue (#B2EBF2) instead of yellow as an accent color. Blue has higher contrast with green.</text:p>
      <text:p text:style-name="P2">• Increased lightness of grey colors (#DFDFDF and #4C4C4C) for better readability and color contrast.</text:p>
      <text:p text:style-name="P2"/>
      <text:p text:style-name="P2">Why this color scheme is WCAG 2.0 compliant:</text:p>
      <text:p text:style-name="P2"/>
      <text:p text:style-name="P2">• Contrast ratio between text/UI and background colors meets AA minimum of 4.5:1 <text:s text:c="2"/></text:p>
      <text:p text:style-name="P2">• Accent/interactive color (#B2EBF2) provides high contrast against green background <text:s text:c="2"/></text:p>
      <text:p text:style-name="P2">• Light and dark grey colors have sufficient color contrast when used against white/green <text:s text:c="4"/></text:p>
      <text:p text:style-name="P2">• Uses an adequate range of colors (avoiding solely high saturation hues) for accessibility <text:s/></text:p>
      <text:p text:style-name="P2"/>
      <text:p text:style-name="P2">Overall this color scheme:</text:p>
      <text:p text:style-name="P2"/>
      <text:p text:style-name="P2">• Maintains a green and refreshing feel <text:s/></text:p>
      <text:p text:style-name="P2">• Focuses on high color contrast and readability for accessibility</text:p>
      <text:p text:style-name="P2">• Provides distinct, complementary hues in the green/blue palettes</text:p>
      <text:p text:style-name="P2"><text:soft-page-break/></text:p>
      <text:p text:style-name="P2">Please let me know if you'd like me to modify or adjust any of the colors to better meet your needs and accessibility requirements. My goal was to improve the original green palette while still keeping a similar "feel."</text:p>
      <text:p text:style-name="P2"/>
      <text:h text:style-name="Heading_20_1" text:outline-level="1">thats good and what are your thoughts and also will i get in trouble with evernote because of my greens ?</text:h>
      <text:p text:style-name="Text_20_body"/>
      <text:p text:style-name="Text_20_body">I don't think you'll get in trouble with Evernote for using greens in your app. Here are my thoughts on your green color scheme:</text:p>
      <text:p text:style-name="Text_20_body"/>
      <text:p text:style-name="Text_20_body">• The shade of green you chose (#00A362) is distinct enough from Evernote's green that there shouldn't be any confusion that your app is affiliated with or endorsed by Evernote. As long as you don't copy their exact brand colors or logo, you should be fine legally.</text:p>
      <text:p text:style-name="Text_20_body"/>
      <text:p text:style-name="Text_20_body">• Using green as a primary color can convey several positive meanings or themes for an app, like:</text:p>
      <text:p text:style-name="Text_20_body"/>
      <text:p text:style-name="Text_20_body"><text:s text:c="5"/>- Freshness and vitality </text:p>
      <text:p text:style-name="Text_20_body"><text:s text:c="6"/>- Calmness and balance <text:s/></text:p>
      <text:p text:style-name="Text_20_body"><text:s text:c="7"/>- Growth and development</text:p>
      <text:p text:style-name="Text_20_body"><text:s text:c="8"/>- Environmental friendliness</text:p>
      <text:p text:style-name="Text_20_body"/>
      <text:p text:style-name="Text_20_body">• I adjusted the blues and grays in the color scheme to provide better color contrast and accessibility, while still complementing the green hue. The blue functions as a nice complementary accent color against the green.</text:p>
      <text:p text:style-name="Text_20_body"/>
      <text:p text:style-name="Text_20_body">• Since your app focuses on tracking daily tasks and notes, green works well to represent renewed productivity, organization and growth. The color can set a positive tone for the user experience.</text:p>
      <text:p text:style-name="Text_20_body"/>
      <text:p text:style-name="Text_20_body">• WCAG 2.0 compliance is important for accessibility, especially if you hope to have a wide audience for your app. Meeting those color contrast guidelines will make your app usable for people with vision impairments.</text:p>
      <text:p text:style-name="Text_20_body"><text:soft-page-break/></text:p>
      <text:p text:style-name="Text_20_body">• Overall, a compelling and distinctive color scheme can improve user perception and engagement with an app. So the green you've chosen, properly implemented, has potential to enhance the experience of your task tracking solution.</text:p>
      <text:p text:style-name="Text_20_body"/>
      <text:p text:style-name="Text_20_body">Does this help summarize my perspective on using green in your app's color scheme? Let me know if you have any other questions. I'm happy to provide more feedback on your app design!</text:p>
      <text:p text:style-name="Text_20_body"/>
      <text:h text:style-name="Heading_20_2" text:outline-level="2">Main Color Scheme</text:h>
      <text:p text:style-name="Text_20_body"><text:a xlink:type="simple" xlink:href="https://coolors.co/00a362-b2ebf2-dfdfdf-ffffff-4c4c4c" text:style-name="Internet_20_link" text:visited-style-name="Visited_20_Internet_20_Link">https://coolors.co/00a362-b2ebf2-dfdfdf-ffffff-4c4c4c</text:a></text:p>
      <text:p text:style-name="Text_20_body"/>
      <text:h text:style-name="Heading_20_2" text:outline-level="2">refreshing theme</text:h>
      <text:p text:style-name="Text_20_body"><text:a xlink:type="simple" xlink:href="https://coolors.co/00b386-64ffda-e5fcc2-000000-d6f7ea" text:style-name="Internet_20_link" text:visited-style-name="Visited_20_Internet_20_Link">https://coolors.co/00b386-64ffda-e5fcc2-000000-d6f7ea</text:a></text:p>
      <text:p text:style-name="Text_20_body"/>
      <text:h text:style-name="P4" text:outline-level="2">joe theme</text:h>
      <text:p text:style-name="P5"><text:a xlink:type="simple" xlink:href="https://coolors.co/2d2d2d-4b0082-dda0dd-f8f8ff-d4af37" text:style-name="Internet_20_link" text:visited-style-name="Visited_20_Internet_20_Link">https://coolors.co/2d2d2d-4b0082-dda0dd-f8f8ff-d4af37</text:a></text:p>
      <text:p text:style-name="P5"/>
      <text:h text:style-name="Heading_20_2" text:outline-level="2">star-plat-maximus theme</text:h>
      <text:p text:style-name="Text_20_body"><text:a xlink:type="simple" xlink:href="https://coolors.co/000c40-4d95ff-7ec0ee-ffffff-ffd700" text:style-name="Internet_20_link" text:visited-style-name="Visited_20_Internet_20_Link">https://coolors.co/000c40-4d95ff-7ec0ee-ffffff-ffd700</text:a></text:p>
      <text:p text:style-name="Text_20_body"/>
      <text:p text:style-name="Text_20_body"/>
      <text:h text:style-name="Heading_20_1" text:outline-level="1">Fonts to be used</text:h>
      <text:p text:style-name="P6"/>
      <text:p text:style-name="P6">That's a great font combination that works well together:</text:p>
      <text:p text:style-name="P6"/>
      <text:p text:style-name="P6">- Crimson Text - A serif font with some added strokes and detailing for more interest. The slightly casual style pairs well with Roboto.</text:p>
      <text:p text:style-name="P6"/>
      <text:p text:style-name="P6"><text:soft-page-break/>- Roboto - A sans serif font that is the default for Android and Material Design. The geometric, modern style complements Crimson Text well. </text:p>
      <text:p text:style-name="P6"/>
      <text:p text:style-name="P6">- Inconsolata - A monospace font designed for code readability. The minimal, functional design provides a nice textural contrast to the more ornate Crimson Text and Roboto.</text:p>
      <text:p text:style-name="P6"/>
      <text:p text:style-name="P6">Benefits of this font combination:</text:p>
      <text:p text:style-name="P6"/>
      <text:p text:style-name="P6">- Consistency with Material Design: By using Roboto, you're aligning with the standard Material Design font. This provides consistency and familiarity for users.</text:p>
      <text:p text:style-name="P6"/>
      <text:p text:style-name="P6">- Complementary styles: Each font has a different style that works well together - serif, sans serif and monospace. This provides visual variety within your consistent design.</text:p>
      <text:p text:style-name="P6"/>
      <text:p text:style-name="P6">- Textural contrast: The ornate Crimson Text and geometric Roboto create visual interest, while the straightforward Inconsolata provides a clean baseline for notes, tasks, etc. </text:p>
      <text:p text:style-name="P6"/>
      <text:p text:style-name="P6">- Wide range of weights: Both Roboto and Crimson Text have multiple weights available to provide a wide range of styling options within your app.</text:p>
      <text:p text:style-name="P6"/>
      <text:p text:style-name="P6">Overall, this is a great choice of fonts that will work well together visually, stylistically and functionally within your Material 3 themed app. Let me know if you have any other questions about implementing or styling these fonts!</text:p>
      <text:p text:style-name="P6"/>
      <text:h text:style-name="Heading_20_1" text:outline-level="1">How can I ensure that the font combination is accessible for users with visual impairments?</text:h>
      <text:p text:style-name="Text_20_body"/>
      <text:p text:style-name="Text_20_body">Here are some tips to make your font combination more accessible:</text:p>
      <text:p text:style-name="Text_20_body"/>
      <text:p text:style-name="Text_20_body">1. Use sufficient contrast - Ensure there is enough contrast between the text color and background color for users with low vision. An minimum contrast ratio of 4.5:1 is recommended.</text:p>
      <text:p text:style-name="Text_20_body"/>
      <text:p text:style-name="Text_20_body"><text:soft-page-break/>2. Allow for text resizing - Provide a way for users to increase the text size to what is comfortable for them. At least up to 200%. </text:p>
      <text:p text:style-name="Text_20_body"/>
      <text:p text:style-name="Text_20_body">3. Use sans serif fonts - Sans serif fonts like Roboto are generally more readable for users with visual impairments since they have open apertures and are less detailed.</text:p>
      <text:p text:style-name="Text_20_body"/>
      <text:p text:style-name="Text_20_body">4. Provide font alternatives - Offer alternatives to users who have trouble reading certain fonts, either by allowing custom fonts or providing a simplified font option.</text:p>
      <text:p text:style-name="Text_20_body"/>
      <text:p text:style-name="Text_20_body">5. Avoid justified alignment - Justified text can be hard to read for some users due to inconsistent word and letter spacing. Left-align your text instead.</text:p>
      <text:p text:style-name="Text_20_body"/>
      <text:p text:style-name="Text_20_body">6. Provide adequate line spacing - Use at least 1.5 line spacing between lines of text for better readability.</text:p>
      <text:p text:style-name="Text_20_body"/>
      <text:p text:style-name="Text_20_body">7. Use ample whitespace - Leave enough whitespace around and within text blocks so characters are not crowded. This makes text pop more.</text:p>
      <text:p text:style-name="Text_20_body"/>
      <text:p text:style-name="Text_20_body">8. Highlight important content - Use stylistic elements like bolding, larger font sizes and color to call attention to important content for users who have trouble parsing all the text at once.</text:p>
      <text:p text:style-name="Text_20_body"/>
      <text:p text:style-name="Text_20_body">Hope these tips help! As long as you implement sufficient contrast, text resizing, and provide options for font alternatives, users with visual impairments should be able to customize the experience in a way that works for them. Let me know if you have any other questions.</text:p>
      <text:p text:style-name="Text_20_body"/>
      <text:h text:style-name="Heading_20_1" text:outline-level="1">What are some best practices for using color to highlight important content?</text:h>
      <text:p text:style-name="Text_20_body"/>
      <text:p text:style-name="Text_20_body">Here are some best practices for using color to highlight important content in an accessible way:</text:p>
      <text:p text:style-name="Text_20_body"/>
      <text:p text:style-name="Text_20_body">• Use a saturated, high-contrast color - Choose a color that has high contrast relative to the default text color. This ensures it will pop visually for users with low vision.</text:p>
      <text:p text:style-name="Text_20_body"><text:soft-page-break/></text:p>
      <text:p text:style-name="Text_20_body">• Avoid using only color - Don't rely solely on color to highlight text. Also use stylistic elements like bolding, larger font size, or italics. This provides redundancy for users with color blindness.</text:p>
      <text:p text:style-name="Text_20_body"/>
      <text:p text:style-name="Text_20_body">• Limit the number of highlight colors - Too many highlight colors can make content hard to parse. Stick to 1-3 colors maximum that are used consistently.</text:p>
      <text:p text:style-name="Text_20_body"/>
      <text:p text:style-name="Text_20_body">• Use consistent, meaningful combinations - Apply the same highlight color to the same type of content every time (e.g. warnings are always orange). This establishes predictable patterns.</text:p>
      <text:p text:style-name="Text_20_body"/>
      <text:p text:style-name="Text_20_body">• Provide visual non-color cues - Add a background or underline to highlighted text. This provides a visual cue in addition to the color.</text:p>
      <text:p text:style-name="Text_20_body"/>
      <text:p text:style-name="Text_20_body">• Test color combinations for contrast - Use a tool like Color Contrast Checker to ensure your highlight color and background color meet a minimum contrast ratio. Aim for 4.5:1 or higher. </text:p>
      <text:p text:style-name="Text_20_body"/>
      <text:p text:style-name="Text_20_body">• Offer color alternatives - Provide an option for users to change your highlight colors to what works best for them. This could be things like "high contrast mode".</text:p>
      <text:p text:style-name="Text_20_body"/>
      <text:p text:style-name="Text_20_body">• Avoid using only hue - People with color blindness may not be able to distinguish between similar hues. Use variations in brightness and saturation as well.</text:p>
      <text:p text:style-name="Text_20_body"/>
      <text:p text:style-name="Text_20_body">By following these best practices, you can incorporate strategic use of color to highlight important information in an accessible way that works for most users, while still providing options tailored to individuals with specific needs.</text:p>
      <text:p text:style-name="Text_20_body"/>
      <text:p text:style-name="Text_20_body">Hope this helps! Feel free to let me know if you have any other questions.</text:p>
      <text:p text:style-name="Text_20_body"/>
      <text:h text:style-name="Heading_20_1" text:outline-level="1">What are some examples of visual non-color cues I can use to highlight text?</text:h>
      <text:p text:style-name="Text_20_body"/>
      <text:p text:style-name="Text_20_body">Here are some examples of visual non-color cues you can use to highlight text in an accessible way:</text:p>
      <text:p text:style-name="Text_20_body"><text:soft-page-break/></text:p>
      <text:p text:style-name="Text_20_body">• Underline - A simple underline can be used to highlight text without relying on color. This provides a visual cue that will be noticeable to users with color blindness. </text:p>
      <text:p text:style-name="Text_20_body"/>
      <text:p text:style-name="Text_20_body">• Background - Adding a light background color behind highlighted text makes it pop visually, even for those who cannot distinguish the foreground text color.</text:p>
      <text:p text:style-name="Text_20_body"/>
      <text:p text:style-name="Text_20_body">• Bolding - Making highlighted text bold provides an alternative way to call attention to it without color.</text:p>
      <text:p text:style-name="Text_20_body"/>
      <text:p text:style-name="Text_20_body">• Larger font size - Increasing the font size of highlighted text by 1-2pts makes it stand out in a subtle, accessible way.</text:p>
      <text:p text:style-name="Text_20_body"/>
      <text:p text:style-name="Text_20_body">• Italics - You can italicize highlighted text as a non-color cue, though this should be used sparingly to avoid over-emphasizing.</text:p>
      <text:p text:style-name="Text_20_body"/>
      <text:p text:style-name="Text_20_body">• Outlining - Adding a thin outline around highlighted text, in black or a contrasting color, provides an alternative to a solid background fill.</text:p>
      <text:p text:style-name="Text_20_body"/>
      <text:p text:style-name="Text_20_body">• Increased letter and word spacing - Slightly increasing the spacing between characters and words in highlighted text can make it more distinguishable without color.</text:p>
      <text:p text:style-name="Text_20_body"/>
      <text:p text:style-name="Text_20_body">• Block styling - Formatting highlighted text as a separate block, perhaps with a border, is an accessible alternative to inline highlighting.</text:p>
      <text:p text:style-name="Text_20_body"/>
      <text:p text:style-name="Text_20_body">The key is to provide 2 or more concurrent visual cues whenever possible, such as combining color with bolding, underlining, and/or a background. This ensures that highlighted content remains identifiable and distinct for users across the full range of abilities and needs.</text:p>
      <text:p text:style-name="Text_20_body"/>
      <text:p text:style-name="Text_20_body">The examples above are just a sample - you have many options for non-color visual cues to complement your use of highlight colors. Let me know if you have any other qu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6T17:39:10.073000000</meta:creation-date>
    <dc:date>2023-07-27T08:06:36.178000000</dc:date>
    <meta:editing-duration>PT2H37M11S</meta:editing-duration>
    <meta:editing-cycles>16</meta:editing-cycles>
    <meta:generator>LibreOffice/7.5.1.2$Windows_X86_64 LibreOffice_project/fcbaee479e84c6cd81291587d2ee68cba099e129</meta:generator>
    <meta:document-statistic meta:table-count="0" meta:image-count="0" meta:object-count="0" meta:page-count="15" meta:paragraph-count="197" meta:word-count="3431" meta:character-count="20349" meta:non-whitespace-character-count="16985"/>
  </office:meta>
</office:document-meta>
</file>